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044b9" officeooo:paragraph-rsid="001044b9" style:font-size-asian="16pt" style:language-asian="zh" style:country-asian="CN" style:font-size-complex="18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修改登陆页面的按钮标签,加入表单</text:p>
      <text:p text:style-name="P1">2,将表单提交到登陆的servlet中</text:p>
      <text:p text:style-name="P1">3,servlet获得登陆的用户名和密码，创建Service对象，service对象调用获得对象的方法</text:p>
      <text:p text:style-name="P1">4,DAO底层，根据传入的用户名和密码查询数据库返回对象</text:p>
      <text:p text:style-name="P1">5,servler接收对象，判断对象是否为空，不等于空就把对象放入session域中，重定向到主页面,为空就打印错误信息</text:p>
      <text:p text:style-name="P1">6,更改主页面中的当前用户名，EL表达式从域对象中获取用户名</text:p>
      <text:p text:style-name="P1">7,更改主页面的时间信息，使用fmt：formatDate标签，设置</text:p>
      <text:p text:style-name="P1"><text:s/>pageContext.setAttribute("now", new Date());获取当前的时间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8S</meta:editing-duration>
    <meta:editing-cycles>3</meta:editing-cycles>
    <meta:generator>LibreOffice/5.3.0.3$Windows_X86_64 LibreOffice_project/7074905676c47b82bbcfbea1aeefc84afe1c50e1</meta:generator>
    <dc:date>2018-03-21T15:30:56.310000000</dc:date>
    <meta:document-statistic meta:table-count="0" meta:image-count="0" meta:object-count="0" meta:page-count="1" meta:paragraph-count="8" meta:word-count="190" meta:character-count="292" meta:non-whitespace-character-count="289"/>
    <meta:user-defined meta:name="Info 1"/>
    <meta:user-defined meta:name="Info 2"/>
    <meta:user-defined meta:name="Info 3"/>
    <meta:user-defined meta:name="Info 4"/>
  </office:meta>
</office:document-meta>
</file>